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6.3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8.59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RandomRange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A l'aide !</text:p>
          </table:table-cell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SetQuestOnMap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CheckInInventory&lt;Champignon&gt;/Food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PlayerSpeak : Tenez, votre champignon</text:p>
          </table:table-cell>
          <table:table-cell table:style-name="Default"/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style-name="ce9" office:value-type="string" calcext:value-type="string">
            <text:p>OtherSpeak : Ou est mon chanpignon ?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inishQuest</text:p>
          </table:table-cell>
          <table:table-cell table:style-name="Default"/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RandomRange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9" office:value-type="string" calcext:value-type="string">
            <text:p>OtherSpeak : Tenez prenez en un peu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7"/>
          <table:table-cell office:value-type="string" calcext:value-type="string">
            <text:p>AddToInventory&lt;Soupe&gt;/Food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0" office:value-type="string" calcext:value-type="string">
            <text:p>Leave</text:p>
          </table:table-cell>
          <table:table-cell table:number-columns-repeated="1022"/>
        </table:table-row>
        <table:table-row table:style-name="ro2" table:number-rows-repeated="67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RandomRange2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OtherSpeak : J'ai besoin du livre de recettes de ma grand-mère</text:p>
          </table:table-cell>
          <table:table-cell office:value-type="string" calcext:value-type="string">
            <text:p>OtherSpeak : Impossible de retrouver mon livre de cuisi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therSpeak : Elle vit sur cette île</text:p>
          </table:table-cell>
          <table:table-cell office:value-type="string" calcext:value-type="string">
            <text:p>OtherSpeak : Vous m'en donneriez pas un ?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etQuestOnMap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6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0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9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/>
          <table:table-cell office:value-type="string" calcext:value-type="string">
            <text:p>fefezdfed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9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CheckInInventory&lt;Livre de recettes&gt;/Misc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PlayerSpeak : Voilà voilà</text:p>
          </table:table-cell>
          <table:table-cell office:value-type="string" calcext:value-type="string">
            <text:p>OtherSpeak : Ou est mon livre de recettes !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2" table:number-rows-repeated="64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8:04:01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8:10:42.402000000</dc:date>
    <meta:editing-duration>P3DT20H52M41S</meta:editing-duration>
    <meta:editing-cycles>523</meta:editing-cycles>
    <meta:generator>LibreOffice/5.1.6.2$Windows_x86 LibreOffice_project/07ac168c60a517dba0f0d7bc7540f5afa45f0909</meta:generator>
    <meta:document-statistic meta:table-count="3" meta:cell-count="124" meta:object-count="0"/>
  </office:meta>
</office:document-meta>
</file>